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22_11-50-42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22_15-04-10_000.jpg</text:p>
          </table:table-cell>
          <table:table-cell table:style-name="ce19" office:value-type="string">
            <text:p>:m 東和 PHOTO / 210721w / 谷保駅 / 国立倉庫建替計画 / １名 / 三位電気（大和ハウス工業） / 日誌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]=&quot;&quot;;[.C3];CONCATENATE([.C3];&quot; / &quot;;[.E3]))" office:value-type="string" office:string-value=":m 東和 PHOTO / 210721w / 谷保駅 / 国立倉庫建替計画 / １名 / 三位電気（大和ハウス工業） / 日誌">
            <text:p>:m 東和 PHOTO / 210721w / 谷保駅 / 国立倉庫建替計画 / １名 / 三位電気（大和ハウス工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22_16-51-29_000.jpg</text:p>
          </table:table-cell>
          <table:table-cell table:style-name="ce19" office:value-type="string">
            <text:p>:m RES 1*4 / free# JVEMV6 68#_46 / 68. theoretical-physics(tp) / w=~,topics=置換,other=orig+,s=~,i=~,doc=r-3-2~3#1.1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4]=&quot;&quot;;[.C4];CONCATENATE([.C4];&quot; / &quot;;[.E4]))" office:value-type="string" office:string-value=":m RES 1*4 / free# JVEMV6 68#_46 / 68. theoretical-physics(tp) / w=~,topics=置換,other=orig+,s=~,i=~,doc=r-3-2~3#1.1">
            <text:p>:m RES 1*4 / free# JVEMV6 68#_46 / 68. theoretical-physics(tp) / w=~,topics=置換,other=orig+,s=~,i=~,doc=r-3-2~3#1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22_16-52-16_000.jpg</text:p>
          </table:table-cell>
          <table:table-cell table:style-name="ce19" office:value-type="string">
            <text:p>:m RES 2*4 / free# JVEMV6 68#_46 / 68. theoretical-physics(tp) / w=(i j k),topics=置換,other=orig+;theorem+,s=~,i=~,doc=r-3-2~3#1.1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5]=&quot;&quot;;[.C5];CONCATENATE([.C5];&quot; / &quot;;[.E5]))" office:value-type="string" office:string-value=":m RES 2*4 / free# JVEMV6 68#_46 / 68. theoretical-physics(tp) / w=(i j k),topics=置換,other=orig+;theorem+,s=~,i=~,doc=r-3-2~3#1.1">
            <text:p>:m RES 2*4 / free# JVEMV6 68#_46 / 68. theoretical-physics(tp) / w=(i j k),topics=置換,other=orig+;theorem+,s=~,i=~,doc=r-3-2~3#1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22_16-52-55_000.jpg</text:p>
          </table:table-cell>
          <table:table-cell table:style-name="ce19" office:value-type="string">
            <text:p>:m RES 3*4 / free# JVEMV6 68#_46 / 68. theoretical-physics(tp) / w=(p=k*m+q);,topics=置換；合同式,other=orig+;theorem+,s=~,i=~,doc=r-3-3~8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6]=&quot;&quot;;[.C6];CONCATENATE([.C6];&quot; / &quot;;[.E6]))" office:value-type="string" office:string-value=":m RES 3*4 / free# JVEMV6 68#_46 / 68. theoretical-physics(tp) / w=(p=k*m+q);,topics=置換；合同式,other=orig+;theorem+,s=~,i=~,doc=r-3-3~8">
            <text:p>:m RES 3*4 / free# JVEMV6 68#_46 / 68. theoretical-physics(tp) / w=(p=k*m+q);,topics=置換；合同式,other=orig+;theorem+,s=~,i=~,doc=r-3-3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22_16-53-32_000.jpg</text:p>
          </table:table-cell>
          <table:table-cell table:style-name="ce19" office:value-type="string">
            <text:p>:m RES 4*4 / free# JVEMV6 68#_46 / 68. theoretical-physics(tp) / w=~,topics=合同式,other=orig+;theorem+,s=~,i=~,doc=r-3-3~8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7]=&quot;&quot;;[.C7];CONCATENATE([.C7];&quot; / &quot;;[.E7]))" office:value-type="string" office:string-value=":m RES 4*4 / free# JVEMV6 68#_46 / 68. theoretical-physics(tp) / w=~,topics=合同式,other=orig+;theorem+,s=~,i=~,doc=r-3-3~8">
            <text:p>:m RES 4*4 / free# JVEMV6 68#_46 / 68. theoretical-physics(tp) / w=~,topics=合同式,other=orig+;theorem+,s=~,i=~,doc=r-3-3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22_17-08-36_000.jpg</text:p>
          </table:table-cell>
          <table:table-cell table:style-name="ce19" office:value-type="string">
            <text:p>:PHOTO 記録用 / @自室前：ベランダ / target=種（たね） occasion=種を植えた species=たかな；はつか大根,id=2021-07-22_17-08-36_000.jpg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8]=&quot;&quot;;[.C8];CONCATENATE([.C8];&quot; / &quot;;[.E8]))" office:value-type="string" office:string-value=":PHOTO 記録用 / @自室前：ベランダ / target=種（たね） occasion=種を植えた species=たかな；はつか大根,id=2021-07-22_17-08-36_000.jpg">
            <text:p>:PHOTO 記録用 / @自室前：ベランダ / target=種（たね） occasion=種を植えた species=たかな；はつか大根,id=2021-07-22_17-08-36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22_20-59-48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23_00-26-2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23_02-10-3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1]=&quot;&quot;;[.C11];CONCATENATE([.C11];&quot; / &quot;;[.E11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23_06-17-27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1.295166 E-139-36-0.186767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23_06-42-45_000.jpg</text:p>
          </table:table-cell>
          <table:table-cell table:style-name="ce17" office:value-type="string">
            <text:p>:m :PHOTO 起きた時刻 / 2021 / other=３０分ぐらい前</text:p>
          </table:table-cell>
          <table:table-cell table:style-name="ce19"/>
          <table:table-cell table:style-name="ce4"/>
          <table:table-cell table:style-name="ce4" office:value-type="string">
            <text:p>N-35-35-21.322631 E-139-34-48.171386</text:p>
          </table:table-cell>
          <table:table-cell table:style-name="ce38" table:formula="of:=IF([.E13]=&quot;&quot;;[.C13];CONCATENATE([.C13];&quot; / &quot;;[.E13]))" office:value-type="string" office:string-value=":m :PHOTO 起きた時刻 / 2021 / other=３０分ぐらい前">
            <text:p>:m :PHOTO 起きた時刻 / 2021 / other=３０分ぐらい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1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021/07/23</text:date>, <text:time>08:0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3T08:02:58.70</dc:date>
    <dc:creator>iwabuchi ken</dc:creator>
    <meta:editing-duration>P35DT7H9M55S</meta:editing-duration>
    <meta:editing-cycles>12997</meta:editing-cycles>
    <meta:document-statistic meta:table-count="1" meta:cell-count="434" meta:object-count="0"/>
  </office:meta>
</office:document-meta>
</file>